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860d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803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8000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860d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8000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61cm"/>
      <style:paragraph-properties style:writing-mode="lr-tb"/>
    </style:style>
    <style:style style:name="gr15" style:family="graphic" style:parent-style-name="Arrow_20_Line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1cm"/>
      <style:paragraph-properties style:writing-mode="lr-tb"/>
    </style:style>
    <style:style style:name="P1" style:family="paragraph">
      <loext:graphic-properties draw:fill="solid" draw:fill-color="#ff860d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74%"/>
      <style:paragraph-properties fo:text-align="center"/>
    </style:style>
    <style:style style:name="P8" style:family="paragraph">
      <loext:graphic-properties draw:fill="solid" draw:fill-color="#ff8000" draw:opacity="74%"/>
      <style:paragraph-properties fo:text-align="center"/>
    </style:style>
    <style:style style:name="P9" style:family="paragraph">
      <loext:graphic-properties draw:fill="solid" draw:fill-color="#ff860d" draw:opacity="76%"/>
      <style:paragraph-properties fo:text-align="center"/>
    </style:style>
    <style:style style:name="P10" style:family="paragraph">
      <loext:graphic-properties draw:fill="solid" draw:fill-color="#ff8000" draw:opacity="76%"/>
      <style:paragraph-properties fo:text-align="center"/>
    </style:style>
    <style:style style:name="P11" style:family="paragraph">
      <loext:graphic-properties draw:fill="solid" draw:fill-color="#ffffff" draw:opacity="76%"/>
      <style:paragraph-properties fo:text-align="center"/>
    </style:style>
    <style:style style:name="P12" style:family="paragraph"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81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3.84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10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71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649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914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174cm" svg:y="6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9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281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54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7.80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071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0.349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1.61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2.87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4.139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10.1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047cm" svg:y1="8.88cm" svg:x2="14.952cm" svg:y2="8.88cm">
          <text:p/>
        </draw:line>
        <draw:frame draw:style-name="gr7" draw:text-style-name="P5" draw:layer="layout" svg:width="6.027cm" svg:height="0.962cm" svg:x="4.59cm" svg:y="5.023cm">
          <draw:text-box>
            <text:p>Buffer/host memory</text:p>
          </draw:text-box>
        </draw:frame>
        <draw:frame draw:style-name="gr7" draw:text-style-name="P5" draw:layer="layout" svg:width="6.027cm" svg:height="0.962cm" svg:x="17.391cm" svg:y="5.023cm">
          <draw:text-box>
            <text:p>Buffer/host memory</text:p>
          </draw:text-box>
        </draw:frame>
        <draw:frame draw:style-name="gr8" draw:text-style-name="P6" draw:layer="layout" svg:width="9.303cm" svg:height="1.119cm" svg:x="9.296cm" svg:y="3.616cm">
          <draw:text-box>
            <text:p><text:span text:style-name="T1">Contiguous memory copy</text:span></text:p>
          </draw:text-box>
        </draw:frame>
      </draw:page>
      <draw:page draw:name="page2" draw:style-name="dp1" draw:master-page-name="Default">
        <draw:custom-shape draw:style-name="gr9" draw:text-style-name="P7" draw:layer="layout" svg:width="1.27cm" svg:height="1.27cm" svg:x="15.481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746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006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271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5.481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746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006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271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5.481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746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006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271cm" svg:y="6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481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74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8.00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271cm" svg:y="7.8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6.5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6.5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5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8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3.0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7.8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2.181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3.446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706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971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181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3.446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706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971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181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3.446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706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971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.181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3.44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4.70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971cm" svg:y="7.8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2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8.5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7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7.8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.581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846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106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371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1.581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846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106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371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.581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.581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4.781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046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7.306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571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4.781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046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7.306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571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7.26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652cm" svg:y1="5.99cm" svg:x2="14.557cm" svg:y2="5.99cm">
          <text:p/>
        </draw:line>
        <draw:frame draw:style-name="gr7" draw:text-style-name="P5" draw:layer="layout" svg:width="6.027cm" svg:height="0.962cm" svg:x="3.59cm" svg:y="2.137cm">
          <draw:text-box>
            <text:p>Buffer/host memory</text:p>
          </draw:text-box>
        </draw:frame>
        <draw:frame draw:style-name="gr7" draw:text-style-name="P5" draw:layer="layout" svg:width="6.027cm" svg:height="0.962cm" svg:x="16.791cm" svg:y="2.137cm">
          <draw:text-box>
            <text:p>Buffer/host memory</text:p>
          </draw:text-box>
        </draw:frame>
        <draw:frame draw:style-name="gr14" draw:text-style-name="P6" draw:layer="layout" svg:width="9.561cm" svg:height="1.119cm" svg:x="8.507cm" svg:y="0.743cm">
          <draw:text-box>
            <text:p><text:span text:style-name="T1">Rectangular memory copy</text:span></text:p>
          </draw:text-box>
        </draw:frame>
        <draw:measure draw:style-name="gr15" draw:text-style-name="P12" draw:layer="measurelines" svg:x1="25.559cm" svg:y1="9.16cm" svg:x2="15.512cm" svg:y2="9.145cm">
          <text:p text:style-name="P12"><text:span text:style-name="T2"/></text:p>
        </draw:measure>
        <draw:frame draw:style-name="gr16" draw:text-style-name="P13" draw:layer="layout" svg:width="8.71cm" svg:height="0.878cm" svg:x="16.192cm" svg:y="10.16cm">
          <draw:text-box>
            <text:p><text:span text:style-name="T3">pitch (might be larger than width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09:46:18.528106557</meta:creation-date>
    <dc:date>2023-07-25T16:51:39.586651170</dc:date>
    <meta:editing-duration>PT18M37S</meta:editing-duration>
    <meta:editing-cycles>7</meta:editing-cycles>
    <meta:generator>LibreOffice/7.3.7.2$Linux_X86_64 LibreOffice_project/30$Build-2</meta:generator>
    <meta:document-statistic meta:object-count="202"/>
  </office:meta>
</office:document-meta>
</file>